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7300000367B9C447B224EB4A63.png" manifest:media-type="image/png"/>
  <manifest:file-entry manifest:full-path="Pictures/TablePreview1.svm" manifest:media-type=""/>
  <manifest:file-entry manifest:full-path="Pictures/10000001000002DB000002D11FE2938088695D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5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56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013cm" style:use-optimal-column-width="false"/>
    </style:style>
    <style:style style:name="co2" style:family="table-column">
      <style:table-column-properties style:column-width="13.035cm" style:use-optimal-column-width="false"/>
    </style:style>
    <style:style style:name="ro1" style:family="table-row">
      <style:table-row-properties style:row-height="2.078cm" style:use-optimal-row-height="false"/>
    </style:style>
    <style:style style:name="ro2" style:family="table-row">
      <style:table-row-properties style:row-height="2.083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41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dd41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賽鴿長途飛行科學的關鍵指標</text:p>
          </draw:text-box>
        </draw:frame>
        <draw:frame draw:style-name="gr1" draw:text-style-name="P3" draw:layer="layout" svg:width="17.145cm" svg:height="1.237cm" svg:x="4.445cm" svg:y="7.5cm">
          <draw:text-box>
            <text:p text:style-name="P2"><text:span text:style-name="T1">知識庫和路徑分析平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>整體計劃</text:p>
          </draw:text-box>
        </draw:frame>
        <draw:frame draw:style-name="gr3" draw:text-style-name="P5" draw:layer="layout" svg:width="13.862cm" svg:height="13.673cm" svg:x="7.002cm" svg:y="2.031cm">
          <draw:image xlink:href="Pictures/10000001000002DB000002D11FE2938088695D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56cm" svg:x="1cm" svg:y="0.486cm" presentation:class="title" presentation:user-transformed="true">
          <draw:text-box>
            <text:p>知識庫</text:p>
          </draw:text-box>
        </draw:frame>
        <draw:frame draw:style-name="standard" draw:layer="layout" svg:width="18.047cm" svg:height="8.374cm" svg:x="5.099cm" svg:y="3.2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模塊</text:p>
              </table:table-cell>
              <table:table-cell/>
            </table:table-row>
            <table:table-row table:style-name="ro1" table:default-cell-style-name="gray2">
              <table:table-cell>
                <text:p>論文翻譯</text:p>
              </table:table-cell>
              <table:table-cell>
                <text:p>對論文的：摘要，介紹，實驗結果，實驗方法等進行翻譯。圖片和公式也進行詳解。</text:p>
              </table:table-cell>
            </table:table-row>
            <table:table-row table:style-name="ro1" table:default-cell-style-name="gray1">
              <table:table-cell>
                <text:p>特徵點提取</text:p>
              </table:table-cell>
              <table:table-cell>
                <text:p>論文中的使用到的理論，量化方式等，可作爲比賽使用，訓練使用，或者有話題性的。</text:p>
              </table:table-cell>
            </table:table-row>
            <table:table-row table:style-name="ro2" table:default-cell-style-name="gray2">
              <table:table-cell>
                <text:p>特徵點應用歷程</text:p>
              </table:table-cell>
              <table:table-cell>
                <text:p>重要的特徵點，使用軟體進行分析，並在實際放飛中進行使用和驗證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56cm" svg:x="1cm" svg:y="0.486cm" presentation:class="title" presentation:user-transformed="true">
          <draw:text-box>
            <text:p>路徑分析平臺</text:p>
          </draw:text-box>
        </draw:frame>
        <draw:frame draw:style-name="gr3" draw:text-style-name="P5" draw:layer="layout" svg:width="27.999cm" svg:height="8.951cm" svg:x="0.032cm" svg:y="3.08cm">
          <draw:image xlink:href="Pictures/1000000100000B7300000367B9C447B224EB4A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編號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0:31:05.510811270</meta:creation-date>
    <meta:editing-duration>PT5H38M3S</meta:editing-duration>
    <meta:editing-cycles>19</meta:editing-cycles>
    <meta:generator>LibreOffice/7.3.5.2$Linux_X86_64 LibreOffice_project/30$Build-2</meta:generator>
    <dc:title>Blue Curve</dc:title>
    <dc:date>2022-09-29T16:04:58.668507568</dc:date>
    <meta:document-statistic meta:object-count="64"/>
  </office:meta>
</office:document-meta>
</file>